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5cff" officeooo:paragraph-rsid="00185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urrill</meta:initial-creator>
    <meta:creation-date>2018-03-07T23:38:48.401841431</meta:creation-date>
    <dc:date>2018-03-07T23:41:43.910955164</dc:date>
    <dc:creator>Ben Burrill</dc:creator>
    <meta:editing-duration>PT3M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4.5.1$Linux_X86_64 LibreOffice_project/40m0$Build-1</meta:generator>
  </office:meta>
</office:document-meta>
</file>